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spatcherServletWebRequest.DispatcherServletWebRequest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WebRequest.DispatcherServletWebRequest( HttpServletRequest request ,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Web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